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cdd" officeooo:paragraph-rsid="000afcdd"/>
    </style:style>
    <style:style style:name="P2" style:family="paragraph" style:parent-style-name="Standard">
      <style:text-properties officeooo:rsid="000cceb5" officeooo:paragraph-rsid="000cceb5"/>
    </style:style>
    <style:style style:name="P3" style:family="paragraph" style:parent-style-name="Standard">
      <style:text-properties officeooo:rsid="000ddc43" officeooo:paragraph-rsid="000ddc43"/>
    </style:style>
    <style:style style:name="P4" style:family="paragraph" style:parent-style-name="Standard">
      <style:text-properties officeooo:rsid="000ef209" officeooo:paragraph-rsid="000ef209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ddc4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8<text:span text:style-name="T1">th</text:span> February</text:p>
      <text:p text:style-name="P1"/>
      <text:p text:style-name="P1">A and B are matrix with MxM and NxN matrices </text:p>
      <text:p text:style-name="P1">Calculate the block size with M/N (i think, not sure)</text:p>
      <text:p text:style-name="P1"/>
      <text:p text:style-name="P1">BLAS/LAPCK – lib for linear algebra </text:p>
      <text:p text:style-name="P1">BLAS – 3 level of libraries </text:p>
      <text:p text:style-name="P1">O(n) Level 1 – vector operations</text:p>
      <text:p text:style-name="P1"><text:tab/><text:tab/>y = ax + y </text:p>
      <text:p text:style-name="P1">O(n<text:span text:style-name="T1">2</text:span><text:span text:style-name="T2">) Level 2 – matrix -matrix operations</text:span></text:p>
      <text:p text:style-name="P1"><text:span text:style-name="T2">O(n</text:span><text:span text:style-name="T1">3</text:span><text:span text:style-name="T2">) Level 3 – matrix – matrix operations</text:span></text:p>
      <text:p text:style-name="P1"><text:span text:style-name="T2"/></text:p>
      <text:p text:style-name="P1"><text:span text:style-name="T2">LAPACK </text:span></text:p>
      <text:p text:style-name="P1"><text:span text:style-name="T2">- Least squares solutions to linear eqautions</text:span></text:p>
      <text:p text:style-name="P1"><text:span text:style-name="T2">- Eigen value problems</text:span></text:p>
      <text:p text:style-name="P1"><text:span text:style-name="T2"/></text:p>
      <text:p text:style-name="P2"><text:span text:style-name="T2">Before</text:span></text:p>
      <text:p text:style-name="P2"><text:span text:style-name="T2">for(i =1; i &lt; N; i++)</text:span></text:p>
      <text:p text:style-name="P2"><text:span text:style-name="T2"><text:tab/>for(j =1; j &lt; N; j++)</text:span></text:p>
      <text:p text:style-name="P2"><text:span text:style-name="T2"><text:tab/><text:tab/>C[i][j] = C[i+1][j-1]</text:span></text:p>
      <text:p text:style-name="P2"><text:span text:style-name="T2">C[1][1] = C[2][0]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>for(j =1; j &lt; N; j++)<text:line-break/><text:tab/>for(i =1; i &lt; N; i++)</text:span></text:p>
      <text:p text:style-name="P2"><text:span text:style-name="T2"><text:tab/><text:tab/>C[i][j] = C[i+1][j-1]</text:span></text:p>
      <text:p text:style-name="P2"><text:span text:style-name="T2"><text:s/></text:span><text:span text:style-name="T3">C[1][1] = C[2][0]</text:span></text:p>
      <text:p text:style-name="P3"><text:span text:style-name="T2">C[2][1] = C[3][0]</text:span></text:p>
      <text:p text:style-name="P3"><text:span text:style-name="T2">C[1][2]</text:span></text:p>
      <text:p text:style-name="P3"><text:span text:style-name="T2"/></text:p>
      <text:p text:style-name="P4"><text:span text:style-name="T2">Loop Fusion </text:span></text:p>
      <text:p text:style-name="P4"><text:span text:style-name="T2">for( i =0; i &lt; N; i++)</text:span></text:p>
      <text:p text:style-name="P4"><text:span text:style-name="T2"><text:tab/>a[i] = 1.0</text:span></text:p>
      <text:p text:style-name="P4"><text:span text:style-name="T2">for(j =0; j &lt; N; j++)</text:span></text:p>
      <text:p text:style-name="P4"><text:span text:style-name="T2"><text:tab/>b[j] = 1.0;</text:span></text:p>
      <text:p text:style-name="P4"><text:span text:style-name="T2"/></text:p>
      <text:p text:style-name="P4"><text:span text:style-name="T2">Loop dsitribution </text:span></text:p>
      <text:p text:style-name="P4"><text:span text:style-name="T2">for( i = 0; i &lt; N; i++)</text:span></text:p>
      <text:p text:style-name="P4"><text:span text:style-name="T2">{<text:tab/></text:span></text:p>
      <text:p text:style-name="P4"><text:span text:style-name="T2"><text:tab/>a[i] = 1.0;</text:span></text:p>
      <text:p text:style-name="P4"><text:span text:style-name="T2"><text:tab/>b[i] = a[i];</text:span></text:p>
      <text:p text:style-name="P4"><text:span text:style-name="T2">}</text:span></text:p>
      <text:p text:style-name="P4"><text:span text:style-name="T2"><text:s text:c="10"/>|</text:span></text:p>
      <text:p text:style-name="P4"><text:span text:style-name="T2"><text:s text:c="10"/>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8T08:32:28.269000000</meta:creation-date>
    <dc:date>2020-02-19T16:57:20.022000000</dc:date>
    <meta:editing-duration>P1DT7H34M</meta:editing-duration>
    <meta:editing-cycles>1</meta:editing-cycles>
    <meta:document-statistic meta:table-count="0" meta:image-count="0" meta:object-count="0" meta:page-count="1" meta:paragraph-count="35" meta:word-count="148" meta:character-count="744" meta:non-whitespace-character-count="584"/>
    <meta:generator>LibreOffice/6.3.3.2$Windows_X86_64 LibreOffice_project/a64200df03143b798afd1ec74a12ab50359878ed</meta:generator>
  </office:meta>
</office:document-meta>
</file>